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944794" draw:textarea-vertical-align="middle" draw:auto-grow-height="false" fo:min-height="0.749cm" fo:min-width="0.499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7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47cm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2.592cm"/>
    </style:style>
    <style:style style:name="gr16" style:family="graphic" style:parent-style-name="standard">
      <style:graphic-properties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5cm" fo:min-width="1.84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1.6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0cm"/>
    </style:style>
    <style:style style:name="P1" style:family="paragraph">
      <style:text-properties fo:color="#000000" style:text-position="super 58%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5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9" style:family="paragraph">
      <style:paragraph-properties fo:margin-left="0cm" fo:margin-right="0cm" fo:text-indent="0cm"/>
      <style:text-properties fo:color="#ff420e"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4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3pt" style:font-size-asian="12pt" style:font-size-complex="12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0.5pt" style:font-size-asian="18pt" style:font-size-complex="18pt"/>
    </style:style>
    <style:style style:name="T7" style:family="text">
      <style:text-properties fo:color="#ff420e" fo:font-weight="bold" style:font-weight-asian="bold" style:font-weight-complex="bold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id="id8" draw:layer="layout" svg:width="2cm" svg:height="2cm" svg:x="25.606cm" svg:y="7.5cm">
          <text:p text:style-name="P3"/>
        </draw:rect>
        <draw:rect draw:style-name="gr1" draw:id="id11" draw:layer="layout" svg:width="2cm" svg:height="2cm" svg:x="21.203cm" svg:y="11.268cm">
          <text:p text:style-name="P3"/>
        </draw:rect>
        <draw:rect draw:style-name="gr1" draw:id="id10" draw:layer="layout" svg:width="2cm" svg:height="2cm" svg:x="15.945cm" svg:y="11.268cm">
          <text:p text:style-name="P3"/>
        </draw:rect>
        <draw:rect draw:style-name="gr1" draw:id="id9" draw:layer="layout" svg:width="2cm" svg:height="2cm" svg:x="10.717cm" svg:y="11.268cm">
          <text:p text:style-name="P3"/>
        </draw:rect>
        <draw:rect draw:style-name="gr1" draw:text-style-name="P1" draw:id="id1" draw:layer="layout" svg:width="2cm" svg:height="2cm" svg:x="15.945cm" svg:y="1cm">
          <text:p text:style-name="P3"/>
        </draw:rect>
        <draw:rect draw:style-name="gr1" draw:id="id12" draw:layer="layout" svg:width="2cm" svg:height="2cm" svg:x="21.197cm" svg:y="7.5cm">
          <text:p text:style-name="P3"/>
        </draw:rect>
        <draw:rect draw:style-name="gr1" draw:id="id7" draw:layer="layout" svg:width="2cm" svg:height="2cm" svg:x="10.717cm" svg:y="7.5cm">
          <text:p text:style-name="P3"/>
        </draw:rect>
        <draw:rect draw:style-name="gr1" draw:id="id3" draw:layer="layout" svg:width="2cm" svg:height="2cm" svg:x="10.721cm" svg:y="3.991cm">
          <text:p text:style-name="P3"/>
        </draw:rect>
        <draw:rect draw:style-name="gr1" draw:id="id5" draw:layer="layout" svg:width="2cm" svg:height="2cm" svg:x="25.764cm" svg:y="3.991cm">
          <text:p text:style-name="P3"/>
        </draw:rect>
        <draw:rect draw:style-name="gr1" draw:id="id4" draw:layer="layout" svg:width="2cm" svg:height="2cm" svg:x="21.207cm" svg:y="3.991cm">
          <text:p text:style-name="P3"/>
        </draw:rect>
        <draw:rect draw:style-name="gr1" draw:id="id2" draw:layer="layout" svg:width="2cm" svg:height="2cm" svg:x="15.945cm" svg:y="3.991cm">
          <text:p text:style-name="P3"/>
        </draw:rect>
        <draw:rect draw:style-name="gr1" draw:id="id6" draw:layer="layout" svg:width="2cm" svg:height="2cm" svg:x="6.5cm" svg:y="7.5cm">
          <text:p text:style-name="P3"/>
        </draw:rect>
        <draw:connector draw:style-name="gr2" draw:text-style-name="P2" draw:layer="layout" svg:x1="16.945cm" svg:y1="3cm" svg:x2="16.945cm" svg:y2="3.991cm" draw:start-shape="id1" draw:start-glue-point="2" draw:end-shape="id2" draw:end-glue-point="0" svg:d="m16945 3000v991">
          <text:p text:style-name="P3"/>
        </draw:connector>
        <draw:connector draw:style-name="gr2" draw:text-style-name="P2" draw:layer="layout" svg:x1="12.721cm" svg:y1="4.991cm" svg:x2="15.945cm" svg:y2="4.991cm" draw:start-shape="id3" draw:start-glue-point="1" draw:end-shape="id2" svg:d="m12721 4991h3224">
          <text:p text:style-name="P3"/>
        </draw:connector>
        <draw:connector draw:style-name="gr2" draw:text-style-name="P2" draw:layer="layout" svg:x1="17.945cm" svg:y1="4.991cm" svg:x2="21.207cm" svg:y2="4.991cm" draw:start-shape="id2" draw:end-shape="id4" draw:end-glue-point="3" svg:d="m17945 4991h3262">
          <text:p text:style-name="P3"/>
        </draw:connector>
        <draw:connector draw:style-name="gr2" draw:text-style-name="P2" draw:layer="layout" svg:x1="23.207cm" svg:y1="4.991cm" svg:x2="25.764cm" svg:y2="4.991cm" draw:start-shape="id4" draw:start-glue-point="1" draw:end-shape="id5" svg:d="m23207 4991h2557">
          <text:p text:style-name="P3"/>
        </draw:connector>
        <draw:connector draw:style-name="gr2" draw:text-style-name="P2" draw:layer="layout" svg:x1="8.5cm" svg:y1="8.5cm" svg:x2="10.717cm" svg:y2="8.5cm" draw:start-shape="id6" draw:start-glue-point="1" draw:end-shape="id7" draw:end-glue-point="3" svg:d="m8500 8500h2217">
          <text:p text:style-name="P3"/>
        </draw:connector>
        <draw:connector draw:style-name="gr2" draw:text-style-name="P2" draw:layer="layout" svg:x1="26.764cm" svg:y1="5.991cm" svg:x2="26.606cm" svg:y2="7.5cm" draw:start-shape="id5" draw:start-glue-point="2" draw:end-shape="id8" svg:d="m26764 5991v755h-158v754">
          <text:p text:style-name="P3"/>
        </draw:connector>
        <draw:connector draw:style-name="gr2" draw:text-style-name="P2" draw:layer="layout" svg:x1="12.717cm" svg:y1="12.268cm" svg:x2="15.945cm" svg:y2="12.268cm" draw:start-shape="id9" draw:start-glue-point="1" draw:end-shape="id10" draw:end-glue-point="3" svg:d="m12717 12268h3228">
          <text:p text:style-name="P3"/>
        </draw:connector>
        <draw:connector draw:style-name="gr2" draw:text-style-name="P2" draw:layer="layout" svg:x1="17.945cm" svg:y1="12.268cm" svg:x2="21.203cm" svg:y2="12.268cm" draw:start-shape="id10" draw:end-shape="id11" draw:end-glue-point="3" svg:d="m17945 12268h3258">
          <text:p text:style-name="P3"/>
        </draw:connector>
        <draw:connector draw:style-name="gr2" draw:text-style-name="P2" draw:layer="layout" svg:x1="22.207cm" svg:y1="5.991cm" svg:x2="22.197cm" svg:y2="7.5cm" draw:start-shape="id4" draw:start-glue-point="2" draw:end-shape="id12" draw:end-glue-point="0" svg:d="m22207 5991v755h-10v754">
          <text:p text:style-name="P3"/>
        </draw:connector>
        <draw:connector draw:style-name="gr2" draw:text-style-name="P2" draw:layer="layout" svg:x1="22.197cm" svg:y1="9.5cm" svg:x2="22.203cm" svg:y2="11.268cm" draw:start-shape="id12" draw:start-glue-point="2" draw:end-shape="id11" draw:end-glue-point="0" svg:d="m22197 9500v884h6v884">
          <text:p text:style-name="P3"/>
        </draw:connector>
        <draw:connector draw:style-name="gr2" draw:text-style-name="P2" draw:layer="layout" svg:x1="11.721cm" svg:y1="5.991cm" svg:x2="11.717cm" svg:y2="7.5cm" draw:start-shape="id3" draw:end-shape="id7" draw:end-glue-point="0" svg:d="m11721 5991v755h-4v754">
          <text:p text:style-name="P3"/>
        </draw:connector>
        <draw:connector draw:style-name="gr2" draw:text-style-name="P2" draw:layer="layout" svg:x1="11.717cm" svg:y1="9.5cm" svg:x2="11.717cm" svg:y2="11.268cm" draw:start-shape="id7" draw:start-glue-point="2" draw:end-shape="id9" svg:d="m11717 9500v1768">
          <text:p text:style-name="P3"/>
        </draw:connector>
        <draw:frame draw:style-name="gr3" draw:text-style-name="P4" draw:layer="layout" svg:width="2.365cm" svg:height="0.839cm" svg:x="15.763cm" svg:y="1.5cm">
          <draw:text-box>
            <text:p text:style-name="P3"><text:span text:style-name="T1">Entrada</text:span></text:p>
          </draw:text-box>
        </draw:frame>
        <draw:frame draw:style-name="gr3" draw:text-style-name="P5" draw:layer="layout" svg:width="2.217cm" svg:height="0.683cm" svg:x="21cm" svg:y="11.916cm">
          <draw:text-box>
            <text:p text:style-name="P3"><text:span text:style-name="T2">Túneles 6</text:span></text:p>
          </draw:text-box>
        </draw:frame>
        <draw:frame draw:style-name="gr3" draw:text-style-name="P5" draw:layer="layout" svg:width="2.403cm" svg:height="0.683cm" svg:x="10.5cm" svg:y="11.832cm">
          <draw:text-box>
            <text:p text:style-name="P3"><text:span text:style-name="T2">Túneles 11</text:span></text:p>
          </draw:text-box>
        </draw:frame>
        <draw:frame draw:style-name="gr3" draw:text-style-name="P5" draw:layer="layout" svg:width="2.217cm" svg:height="0.683cm" svg:x="25.5cm" svg:y="8.045cm">
          <draw:text-box>
            <text:p text:style-name="P3"><text:span text:style-name="T2">Túneles 7</text:span></text:p>
          </draw:text-box>
        </draw:frame>
        <draw:frame draw:style-name="gr3" draw:text-style-name="P5" draw:layer="layout" svg:width="2.217cm" svg:height="0.683cm" svg:x="21.004cm" svg:y="4.648cm">
          <draw:text-box>
            <text:p text:style-name="P3"><text:span text:style-name="T2">Túneles 3</text:span></text:p>
          </draw:text-box>
        </draw:frame>
        <draw:frame draw:style-name="gr3" draw:text-style-name="P5" draw:layer="layout" svg:width="2.217cm" svg:height="0.683cm" svg:x="10.558cm" svg:y="4.648cm">
          <draw:text-box>
            <text:p text:style-name="P3"><text:span text:style-name="T2">Túneles 1</text:span></text:p>
          </draw:text-box>
        </draw:frame>
        <draw:frame draw:style-name="gr3" draw:text-style-name="P6" draw:layer="layout" svg:width="2.284cm" svg:height="0.763cm" svg:x="15.869cm" svg:y="12.002cm">
          <draw:text-box>
            <text:p text:style-name="P3"><text:span text:style-name="T3">Balcón 4</text:span></text:p>
          </draw:text-box>
        </draw:frame>
        <draw:frame draw:style-name="gr3" draw:text-style-name="P6" draw:layer="layout" svg:width="2.288cm" svg:height="0.763cm" svg:x="10.556cm" svg:y="8cm">
          <draw:text-box>
            <text:p text:style-name="P3"><text:span text:style-name="T3">Balcón 2</text:span></text:p>
          </draw:text-box>
        </draw:frame>
        <draw:frame draw:style-name="gr3" draw:text-style-name="P6" draw:layer="layout" svg:width="2.293cm" svg:height="0.763cm" svg:x="21.12cm" svg:y="8.02cm">
          <draw:text-box>
            <text:p text:style-name="P3"><text:span text:style-name="T4">Balcón 3</text:span></text:p>
          </draw:text-box>
        </draw:frame>
        <draw:frame draw:style-name="gr4" draw:text-style-name="P6" draw:layer="layout" svg:width="2.293cm" svg:height="0.763cm" svg:x="15.869cm" svg:y="4.612cm">
          <draw:text-box>
            <text:p text:style-name="P3"><text:span text:style-name="T3">Balcón 1</text:span></text:p>
          </draw:text-box>
        </draw:frame>
        <draw:frame draw:style-name="gr3" draw:text-style-name="P7" draw:layer="layout" svg:width="1.836cm" svg:height="0.725cm" svg:x="6.5cm" svg:y="8cm">
          <draw:text-box>
            <text:p text:style-name="P3"><text:span text:style-name="T5">Oficina</text:span></text:p>
          </draw:text-box>
        </draw:frame>
        <draw:frame draw:style-name="gr3" draw:text-style-name="P8" draw:layer="layout" svg:width="1.243cm" svg:height="0.662cm" svg:x="26.257cm" svg:y="4.5cm">
          <draw:text-box>
            <text:p text:style-name="P3"><text:span text:style-name="T6">Aula</text:span></text:p>
          </draw:text-box>
        </draw:frame>
        <draw:custom-shape draw:style-name="gr5" draw:text-style-name="P2" draw:layer="layout" svg:width="0.5cm" svg:height="0.5cm" svg:x="16.695cm" svg:y="11.325cm">
          <text:p text:style-name="P3"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9" draw:layer="layout" svg:width="2.89cm" svg:height="0.962cm" svg:x="23.995cm" svg:y="1.792cm">
          <draw:text-box>
            <text:p text:style-name="P3"><text:span text:style-name="T7">NIVEL 0</text:span></text:p>
          </draw:text-box>
        </draw:frame>
        <draw:custom-shape draw:style-name="gr7" draw:text-style-name="P10" draw:layer="layout" svg:width="4cm" svg:height="4cm" svg:x="15cm" svg:y="6.5cm">
          <text:p text:style-name="P10">Veta<text:line-break/>minera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svg:x1="23.197cm" svg:y1="8.5cm" svg:x2="25.606cm" svg:y2="8.5cm" draw:start-shape="id12" draw:end-shape="id8" svg:d="m23197 8500h2409">
          <text:p text:style-name="P3"/>
        </draw:connector>
      </draw:page>
      <draw:page draw:name="page2" draw:style-name="dp1" draw:master-page-name="Predeterminado">
        <office:forms form:automatic-focus="false" form:apply-design-mode="false"/>
        <draw:rect draw:style-name="gr1" draw:id="id26" draw:layer="layout" svg:width="2cm" svg:height="2cm" svg:x="17.5cm" svg:y="16cm">
          <text:p text:style-name="P3"/>
        </draw:rect>
        <draw:rect draw:style-name="gr1" draw:id="id25" draw:layer="layout" svg:width="2cm" svg:height="2cm" svg:x="23.5cm" svg:y="17.5cm">
          <text:p text:style-name="P3"/>
        </draw:rect>
        <draw:rect draw:style-name="gr1" draw:id="id22" draw:layer="layout" svg:width="2cm" svg:height="2cm" svg:x="12.676cm" svg:y="17.5cm">
          <text:p text:style-name="P3"/>
        </draw:rect>
        <draw:rect draw:style-name="gr1" draw:id="id21" draw:layer="layout" svg:width="2cm" svg:height="2cm" svg:x="2.627cm" svg:y="17.5cm">
          <text:p text:style-name="P3"/>
        </draw:rect>
        <draw:rect draw:style-name="gr1" draw:id="id17" draw:layer="layout" svg:width="2cm" svg:height="2cm" svg:x="22.176cm" svg:y="11.964cm">
          <text:p text:style-name="P3"/>
        </draw:rect>
        <draw:rect draw:style-name="gr1" draw:id="id20" draw:layer="layout" svg:width="2cm" svg:height="2cm" svg:x="17.662cm" svg:y="11.637cm">
          <text:p text:style-name="P3"/>
        </draw:rect>
        <draw:rect draw:style-name="gr1" draw:id="id19" draw:layer="layout" svg:width="2cm" svg:height="2cm" svg:x="12.449cm" svg:y="11.637cm">
          <text:p text:style-name="P3"/>
        </draw:rect>
        <draw:rect draw:style-name="gr1" draw:id="id18" draw:layer="layout" svg:width="2cm" svg:height="2cm" svg:x="7.149cm" svg:y="11.637cm">
          <text:p text:style-name="P3"/>
        </draw:rect>
        <draw:rect draw:style-name="gr1" draw:id="id23" draw:layer="layout" svg:width="2cm" svg:height="2cm" svg:x="17.662cm" svg:y="7.462cm">
          <text:p text:style-name="P3"/>
        </draw:rect>
        <draw:rect draw:style-name="gr1" draw:id="id24" draw:layer="layout" svg:width="2cm" svg:height="2cm" svg:x="7.149cm" svg:y="7.462cm">
          <text:p text:style-name="P3"/>
        </draw:rect>
        <draw:rect draw:style-name="gr1" draw:id="id13" draw:layer="layout" svg:width="2cm" svg:height="2cm" svg:x="7.149cm" svg:y="3.013cm">
          <text:p text:style-name="P3"/>
        </draw:rect>
        <draw:rect draw:style-name="gr1" draw:id="id15" draw:layer="layout" svg:width="2cm" svg:height="2cm" svg:x="17.661cm" svg:y="3.013cm">
          <text:p text:style-name="P3"/>
        </draw:rect>
        <draw:rect draw:style-name="gr1" draw:id="id14" draw:layer="layout" svg:width="2cm" svg:height="2cm" svg:x="12.449cm" svg:y="3.013cm">
          <text:p text:style-name="P3"/>
        </draw:rect>
        <draw:connector draw:style-name="gr2" draw:text-style-name="P2" draw:layer="layout" svg:x1="9.149cm" svg:y1="4.013cm" svg:x2="12.449cm" svg:y2="4.013cm" draw:start-shape="id13" draw:start-glue-point="1" draw:end-shape="id14" svg:d="m9149 4013h3300">
          <text:p text:style-name="P3"/>
        </draw:connector>
        <draw:connector draw:style-name="gr2" draw:text-style-name="P2" draw:layer="layout" svg:x1="14.449cm" svg:y1="4.013cm" svg:x2="17.661cm" svg:y2="4.013cm" draw:start-shape="id14" draw:end-shape="id15" draw:end-glue-point="3" svg:d="m14449 4013h3212">
          <text:p text:style-name="P3"/>
        </draw:connector>
        <draw:connector draw:style-name="gr2" draw:text-style-name="P2" draw:layer="layout" svg:x1="23.454cm" svg:y1="9.5cm" svg:x2="23.176cm" svg:y2="11.964cm" draw:start-shape="id16" draw:start-glue-point="2" draw:end-shape="id17" svg:d="m23454 9500v1232h-278v1232">
          <text:p text:style-name="P3"/>
        </draw:connector>
        <draw:connector draw:style-name="gr2" draw:text-style-name="P2" draw:layer="layout" svg:x1="9.149cm" svg:y1="12.637cm" svg:x2="12.449cm" svg:y2="12.637cm" draw:start-shape="id18" draw:start-glue-point="1" draw:end-shape="id19" draw:end-glue-point="3" svg:d="m9149 12637h3300">
          <text:p text:style-name="P3"/>
        </draw:connector>
        <draw:connector draw:style-name="gr2" draw:text-style-name="P2" draw:layer="layout" svg:x1="14.449cm" svg:y1="12.637cm" svg:x2="17.662cm" svg:y2="12.637cm" draw:start-shape="id19" draw:end-shape="id20" draw:end-glue-point="3" svg:d="m14449 12637h3213">
          <text:p text:style-name="P3"/>
        </draw:connector>
        <draw:connector draw:style-name="gr2" draw:text-style-name="P2" draw:layer="layout" svg:x1="4.627cm" svg:y1="18.5cm" svg:x2="12.676cm" svg:y2="18.5cm" draw:start-shape="id21" draw:start-glue-point="1" draw:end-shape="id22" svg:d="m4627 18500h8049">
          <text:p text:style-name="P3"/>
        </draw:connector>
        <draw:connector draw:style-name="gr2" draw:text-style-name="P2" draw:layer="layout" svg:x1="18.662cm" svg:y1="5.013cm" svg:x2="18.662cm" svg:y2="7.462cm" draw:end-shape="id23" draw:end-glue-point="0" svg:d="m18662 5013v2449">
          <text:p text:style-name="P3"/>
        </draw:connector>
        <draw:connector draw:style-name="gr2" draw:text-style-name="P2" draw:layer="layout" svg:x1="18.662cm" svg:y1="9.462cm" svg:x2="18.662cm" svg:y2="11.637cm" draw:start-shape="id23" draw:start-glue-point="2" draw:end-shape="id20" draw:end-glue-point="0" svg:d="m18662 9462v2175">
          <text:p text:style-name="P3"/>
        </draw:connector>
        <draw:connector draw:style-name="gr2" draw:text-style-name="P2" draw:layer="layout" svg:x1="13.449cm" svg:y1="13.637cm" svg:x2="13.676cm" svg:y2="17.5cm" draw:start-shape="id19" draw:start-glue-point="2" draw:end-shape="id22" svg:d="m13449 13637v1932h227v1931">
          <text:p text:style-name="P3"/>
        </draw:connector>
        <draw:connector draw:style-name="gr2" draw:text-style-name="P2" draw:layer="layout" svg:x1="8.153cm" svg:y1="5.013cm" svg:x2="8.149cm" svg:y2="7.462cm" draw:end-shape="id24" draw:end-glue-point="0" svg:d="m8153 5013v975h-4v1474">
          <text:p text:style-name="P3"/>
        </draw:connector>
        <draw:connector draw:style-name="gr2" draw:text-style-name="P2" draw:layer="layout" svg:x1="8.149cm" svg:y1="9.462cm" svg:x2="8.149cm" svg:y2="11.637cm" draw:start-shape="id24" draw:start-glue-point="2" draw:end-shape="id18" svg:d="m8149 9462v2175">
          <text:p text:style-name="P3"/>
        </draw:connector>
        <draw:frame draw:style-name="gr8" draw:text-style-name="P11" draw:layer="layout" svg:width="2.345cm" svg:height="0.645cm" svg:x="17.486cm" svg:y="12.317cm">
          <draw:text-box>
            <text:p text:style-name="P3"><text:span text:style-name="T8">Túneles 19</text:span></text:p>
          </draw:text-box>
        </draw:frame>
        <draw:frame draw:style-name="gr9" draw:text-style-name="P12" draw:layer="layout" svg:width="2.335cm" svg:height="1.039cm" svg:x="12.485cm" svg:y="18.057cm">
          <draw:text-box>
            <text:p text:style-name="P10"><text:span text:style-name="T9">Pasillo de</text:span></text:p>
            <text:p text:style-name="P10"><text:span text:style-name="T9">emergencia</text:span></text:p>
          </draw:text-box>
        </draw:frame>
        <draw:frame draw:style-name="gr10" draw:text-style-name="P12" draw:layer="layout" svg:width="2.335cm" svg:height="1.433cm" svg:x="2.5cm" svg:y="17.831cm">
          <draw:text-box>
            <text:p text:style-name="P10"><text:span text:style-name="T9">Sala oeste</text:span></text:p>
            <text:p text:style-name="P10"><text:span text:style-name="T9">de</text:span></text:p>
            <text:p text:style-name="P10"><text:span text:style-name="T9">emergencia</text:span></text:p>
          </draw:text-box>
        </draw:frame>
        <draw:frame draw:style-name="gr11" draw:text-style-name="P8" draw:layer="layout" svg:width="2.425cm" svg:height="0.662cm" svg:x="6.937cm" svg:y="12.306cm">
          <draw:text-box>
            <text:p text:style-name="P3"><text:span text:style-name="T6">Túneles 18</text:span></text:p>
          </draw:text-box>
        </draw:frame>
        <draw:frame draw:style-name="gr8" draw:text-style-name="P11" draw:layer="layout" svg:width="2.345cm" svg:height="0.645cm" svg:x="22cm" svg:y="12.734cm">
          <draw:text-box>
            <text:p text:style-name="P3"><text:span text:style-name="T8">Túneles 16</text:span></text:p>
          </draw:text-box>
        </draw:frame>
        <draw:frame draw:style-name="gr8" draw:text-style-name="P11" draw:layer="layout" svg:width="2.479cm" svg:height="0.645cm" svg:x="17.5cm" svg:y="2cm">
          <draw:text-box>
            <text:p text:style-name="P3"><text:span text:style-name="T8">(Túneles 14)</text:span></text:p>
          </draw:text-box>
        </draw:frame>
        <draw:frame draw:style-name="gr11" draw:text-style-name="P8" draw:layer="layout" svg:width="2.576cm" svg:height="1.056cm" svg:x="7cm" svg:y="1.944cm">
          <draw:text-box>
            <text:p text:style-name="P10"><text:span text:style-name="T6">(Túneles 13)</text:span></text:p>
            <text:p text:style-name="P10"><text:span text:style-name="T8"/></text:p>
          </draw:text-box>
        </draw:frame>
        <draw:frame draw:style-name="gr12" draw:text-style-name="P6" draw:layer="layout" svg:width="2.288cm" svg:height="0.763cm" svg:x="12.373cm" svg:y="12.258cm">
          <draw:text-box>
            <text:p text:style-name="P3"><text:span text:style-name="T3">Balcón 8</text:span></text:p>
          </draw:text-box>
        </draw:frame>
        <draw:frame draw:style-name="gr13" draw:text-style-name="P6" draw:layer="layout" svg:width="2.288cm" svg:height="0.763cm" svg:x="7.016cm" svg:y="8.06cm">
          <draw:text-box>
            <text:p text:style-name="P3"><text:span text:style-name="T3">Balcón 6</text:span></text:p>
          </draw:text-box>
        </draw:frame>
        <draw:frame draw:style-name="gr12" draw:text-style-name="P6" draw:layer="layout" svg:width="2.288cm" svg:height="0.763cm" svg:x="17.529cm" svg:y="8.165cm">
          <draw:text-box>
            <text:p text:style-name="P3"><text:span text:style-name="T4">Balcón 7</text:span></text:p>
          </draw:text-box>
        </draw:frame>
        <draw:custom-shape draw:style-name="gr14" draw:text-style-name="P2" draw:layer="layout" svg:width="0.5cm" svg:height="0.5cm" svg:x="13.229cm" svg:y="11.799cm">
          <text:p text:style-name="P3"/>
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9" draw:layer="layout" svg:width="3.101cm" svg:height="0.962cm" svg:x="23.758cm" svg:y="1.891cm">
          <draw:text-box>
            <text:p text:style-name="P3"><text:span text:style-name="T7">NIVEL -1</text:span></text:p>
          </draw:text-box>
        </draw:frame>
        <draw:rect draw:style-name="gr1" draw:id="id16" draw:layer="layout" svg:width="2cm" svg:height="2cm" svg:x="22.454cm" svg:y="7.5cm">
          <text:p text:style-name="P3"/>
        </draw:rect>
        <draw:frame draw:style-name="gr3" draw:text-style-name="P13" draw:layer="layout" svg:width="2.432cm" svg:height="0.683cm" svg:x="22.068cm" svg:y="7.817cm">
          <draw:text-box>
            <text:p text:style-name="P3"><text:span text:style-name="T10">Enfermería</text:span></text:p>
          </draw:text-box>
        </draw:frame>
        <draw:connector draw:style-name="gr16" draw:text-style-name="P2" draw:layer="layout" svg:x1="14.676cm" svg:y1="18.5cm" svg:x2="23.5cm" svg:y2="18.5cm" draw:start-shape="id22" draw:end-shape="id25" draw:end-glue-point="3" svg:d="m14676 18500h8824">
          <text:p text:style-name="P3"/>
        </draw:connector>
        <draw:frame draw:style-name="gr9" draw:text-style-name="P12" draw:layer="layout" svg:width="2.335cm" svg:height="1.433cm" svg:x="23.165cm" svg:y="17.567cm">
          <draw:text-box>
            <text:p text:style-name="P10"><text:span text:style-name="T9">Sala este</text:span></text:p>
            <text:p text:style-name="P10"><text:span text:style-name="T9">de</text:span></text:p>
            <text:p text:style-name="P10"><text:span text:style-name="T9">emergencia</text:span></text:p>
          </draw:text-box>
        </draw:frame>
        <draw:custom-shape draw:style-name="gr5" draw:text-style-name="P2" draw:layer="layout" svg:width="0.5cm" svg:height="0.5cm" svg:x="13.5cm" svg:y="13cm">
          <text:p text:style-name="P3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11" draw:layer="layout" svg:width="2.345cm" svg:height="5.145cm" svg:x="17.5cm" svg:y="16.5cm">
          <draw:text-box>
            <text:p text:style-name="P3"><text:span text:style-name="T8">Laboratorio</text:span></text:p>
          </draw:text-box>
        </draw:frame>
        <draw:custom-shape draw:style-name="gr7" draw:text-style-name="P10" draw:layer="layout" svg:width="5.5cm" svg:height="5.5cm" svg:x="10.792cm" svg:y="5.5cm">
          <text:p text:style-name="P10">Veta<text:line-break/>minera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" draw:layer="layout" svg:width="3cm" svg:height="0.5cm" svg:x="12cm" svg:y="15.5cm">
          <text:p text:style-name="P10">Puert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662cm" svg:y1="13.637cm" svg:x2="18.5cm" svg:y2="16cm" draw:start-shape="id20" draw:end-shape="id26" svg:d="m18662 13637v1182h-162v1181">
          <text:p text:style-name="P3"/>
        </draw:connector>
        <draw:rect draw:style-name="gr1" draw:id="id27" draw:layer="layout" svg:width="2cm" svg:height="2cm" svg:x="7cm" svg:y="16cm">
          <text:p text:style-name="P3"/>
        </draw:rect>
        <draw:frame draw:style-name="gr19" draw:text-style-name="P11" draw:layer="layout" svg:width="2.102cm" svg:height="0.645cm" svg:x="6.898cm" svg:y="16.855cm">
          <draw:text-box>
            <text:p text:style-name="P3"><text:span text:style-name="T8">Seguridad</text:span></text:p>
          </draw:text-box>
        </draw:frame>
        <draw:connector draw:style-name="gr2" draw:text-style-name="P2" draw:layer="layout" svg:x1="8.149cm" svg:y1="13.637cm" svg:x2="8cm" svg:y2="16cm" draw:start-shape="id18" draw:end-shape="id27" svg:d="m8149 13637v1182h-149v1181">
          <text:p text:style-name="P3"/>
        </draw:connector>
        <draw:connector draw:style-name="gr2" draw:text-style-name="P2" draw:layer="layout" svg:x1="19.662cm" svg:y1="8.462cm" svg:x2="22.454cm" svg:y2="8.5cm" draw:start-shape="id23" draw:end-shape="id16" svg:d="m19662 8462h1396v38h1396">
          <text:p text:style-name="P3"/>
        </draw:connector>
        <draw:connector draw:style-name="gr2" draw:text-style-name="P2" draw:layer="layout" svg:x1="19.662cm" svg:y1="12.637cm" svg:x2="22.176cm" svg:y2="12.964cm" draw:start-shape="id20" draw:end-shape="id17" svg:d="m19662 12637h1257v327h1257">
          <text:p text:style-name="P3"/>
        </draw:connector>
        <draw:frame draw:style-name="gr3" draw:text-style-name="P5" draw:layer="layout" svg:width="2.327cm" svg:height="0.683cm" svg:x="7.173cm" svg:y="3.5cm">
          <draw:text-box>
            <text:p text:style-name="P3"><text:span text:style-name="T2">Comedor1</text:span></text:p>
          </draw:text-box>
        </draw:frame>
        <draw:frame draw:style-name="gr20" draw:text-style-name="P6" draw:layer="layout" svg:width="2.593cm" svg:height="0.763cm" svg:x="12.212cm" svg:y="2cm">
          <draw:text-box>
            <text:p text:style-name="P3"><text:span text:style-name="T3">(Balcón 5)</text:span></text:p>
          </draw:text-box>
        </draw:frame>
        <draw:frame draw:style-name="gr21" draw:text-style-name="P7" draw:layer="layout" svg:width="2.424cm" svg:height="0.725cm" svg:x="12.076cm" svg:y="3.5cm">
          <draw:text-box>
            <text:p text:style-name="P3"><text:span text:style-name="T5">Despensa</text:span></text:p>
          </draw:text-box>
        </draw:frame>
        <draw:frame draw:style-name="gr3" draw:text-style-name="P6" draw:layer="layout" svg:width="1.929cm" svg:height="0.763cm" svg:x="17.571cm" svg:y="3.5cm">
          <draw:text-box>
            <text:p text:style-name="P3"><text:span text:style-name="T3">Cocina</text:span></text:p>
          </draw:text-box>
        </draw:frame>
      </draw:page>
      <draw:page draw:name="page3" draw:style-name="dp1" draw:master-page-name="Predeterminado">
        <office:forms form:automatic-focus="false" form:apply-design-mode="false"/>
        <draw:rect draw:style-name="gr1" draw:layer="layout" svg:width="2cm" svg:height="2cm" svg:x="11.5cm" svg:y="14.5cm">
          <text:p text:style-name="P3"/>
        </draw:rect>
        <draw:rect draw:style-name="gr1" draw:id="id32" draw:layer="layout" svg:width="2cm" svg:height="2cm" svg:x="8.028cm" svg:y="12.995cm">
          <text:p text:style-name="P3"/>
        </draw:rect>
        <draw:rect draw:style-name="gr1" draw:id="id31" draw:layer="layout" svg:width="2cm" svg:height="2cm" svg:x="4.511cm" svg:y="12.995cm">
          <text:p text:style-name="P3"/>
        </draw:rect>
        <draw:rect draw:style-name="gr1" draw:id="id33" draw:layer="layout" svg:width="2cm" svg:height="2cm" svg:x="11.547cm" svg:y="8.927cm">
          <text:p text:style-name="P3"/>
        </draw:rect>
        <draw:rect draw:style-name="gr1" draw:id="id34" draw:layer="layout" svg:width="2cm" svg:height="2cm" svg:x="4.511cm" svg:y="8.996cm">
          <text:p text:style-name="P3"/>
        </draw:rect>
        <draw:rect draw:style-name="gr1" draw:id="id28" draw:layer="layout" svg:width="2cm" svg:height="2cm" svg:x="4.511cm" svg:y="5cm">
          <text:p text:style-name="P3"/>
        </draw:rect>
        <draw:rect draw:style-name="gr1" draw:id="id30" draw:layer="layout" svg:width="2cm" svg:height="2cm" svg:x="11.547cm" svg:y="5cm">
          <text:p text:style-name="P3"/>
        </draw:rect>
        <draw:rect draw:style-name="gr1" draw:id="id29" draw:layer="layout" svg:width="2cm" svg:height="2cm" svg:x="8.028cm" svg:y="5cm">
          <text:p text:style-name="P3"/>
        </draw:rect>
        <draw:connector draw:style-name="gr2" draw:text-style-name="P2" draw:layer="layout" svg:x1="6.511cm" svg:y1="6cm" svg:x2="8.028cm" svg:y2="6cm" draw:start-shape="id28" draw:start-glue-point="1" draw:end-shape="id29" svg:d="m6511 6000h1517">
          <text:p text:style-name="P3"/>
        </draw:connector>
        <draw:connector draw:style-name="gr2" draw:text-style-name="P2" draw:layer="layout" svg:x1="10.028cm" svg:y1="6cm" svg:x2="11.547cm" svg:y2="6cm" draw:start-shape="id29" draw:end-shape="id30" draw:end-glue-point="3" svg:d="m10028 6000h1519">
          <text:p text:style-name="P3"/>
        </draw:connector>
        <draw:connector draw:style-name="gr2" draw:text-style-name="P2" draw:layer="layout" svg:x1="6.511cm" svg:y1="13.995cm" svg:x2="8.028cm" svg:y2="13.995cm" draw:start-shape="id31" draw:start-glue-point="1" draw:end-shape="id32" draw:end-glue-point="3" svg:d="m6511 13995h1517">
          <text:p text:style-name="P3"/>
        </draw:connector>
        <draw:connector draw:style-name="gr2" draw:text-style-name="P2" draw:layer="layout" svg:x1="12.547cm" svg:y1="7cm" svg:x2="12.547cm" svg:y2="8.927cm" draw:start-shape="id30" draw:start-glue-point="2" draw:end-shape="id33" draw:end-glue-point="0" svg:d="m12547 7000v1927">
          <text:p text:style-name="P3"/>
        </draw:connector>
        <draw:connector draw:style-name="gr2" draw:text-style-name="P2" draw:layer="layout" svg:x1="5.511cm" svg:y1="7cm" svg:x2="5.511cm" svg:y2="8.996cm" draw:start-shape="id28" draw:start-glue-point="2" draw:end-shape="id34" draw:end-glue-point="0" svg:d="m5511 7000v1996">
          <text:p text:style-name="P3"/>
        </draw:connector>
        <draw:frame draw:style-name="gr19" draw:text-style-name="P7" draw:layer="layout" svg:width="2.382cm" svg:height="0.725cm" svg:x="7.845cm" svg:y="13.552cm">
          <draw:text-box>
            <text:p text:style-name="P3"><text:span text:style-name="T5">Balcón 12</text:span></text:p>
          </draw:text-box>
        </draw:frame>
        <draw:frame draw:style-name="gr3" draw:text-style-name="P7" draw:layer="layout" svg:width="2.386cm" svg:height="0.725cm" svg:x="4.314cm" svg:y="9.5cm">
          <draw:text-box>
            <text:p text:style-name="P3"><text:span text:style-name="T5">Balcón 10</text:span></text:p>
          </draw:text-box>
        </draw:frame>
        <draw:frame draw:style-name="gr3" draw:text-style-name="P7" draw:layer="layout" svg:width="2.352cm" svg:height="0.725cm" svg:x="11.361cm" svg:y="9.467cm">
          <draw:text-box>
            <text:p text:style-name="P3"><text:span text:style-name="T5">Balcón 11</text:span></text:p>
          </draw:text-box>
        </draw:frame>
        <draw:frame draw:style-name="gr4" draw:text-style-name="P6" draw:layer="layout" svg:width="2.288cm" svg:height="0.763cm" svg:x="7.952cm" svg:y="5.5cm">
          <draw:text-box>
            <text:p text:style-name="P3"><text:span text:style-name="T3">Balcón 9</text:span></text:p>
          </draw:text-box>
        </draw:frame>
        <draw:frame draw:style-name="gr6" draw:text-style-name="P9" draw:layer="layout" svg:width="3.101cm" svg:height="0.962cm" svg:x="24.117cm" svg:y="1.943cm">
          <draw:text-box>
            <text:p text:style-name="P3"><text:span text:style-name="T7">NIVEL -2</text:span></text:p>
          </draw:text-box>
        </draw:frame>
        <draw:rect draw:style-name="gr1" draw:id="id35" draw:layer="layout" svg:width="2cm" svg:height="2cm" svg:x="15.134cm" svg:y="10cm">
          <text:p text:style-name="P3"/>
        </draw:rect>
        <draw:rect draw:style-name="gr1" draw:id="id37" draw:layer="layout" svg:width="2cm" svg:height="2cm" svg:x="15cm" svg:y="13cm">
          <text:p text:style-name="P3"/>
        </draw:rect>
        <draw:rect draw:style-name="gr1" draw:id="id36" draw:layer="layout" svg:width="2cm" svg:height="2cm" svg:x="18.568cm" svg:y="10cm">
          <text:p text:style-name="P3"/>
        </draw:rect>
        <draw:connector draw:style-name="gr16" draw:text-style-name="P2" draw:layer="layout" svg:x1="17.134cm" svg:y1="11cm" svg:x2="18.568cm" svg:y2="11cm" draw:start-shape="id35" draw:end-shape="id36" svg:d="m17134 11000h1434">
          <text:p text:style-name="P3"/>
        </draw:connector>
        <draw:custom-shape draw:style-name="gr5" draw:text-style-name="P2" draw:layer="layout" svg:width="0.5cm" svg:height="0.5cm" svg:x="15.884cm" svg:y="11.388cm">
          <text:p text:style-name="P3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5cm" svg:height="0.5cm" svg:x="15.5cm" svg:y="13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2.293cm" svg:height="1.073cm" svg:x="15cm" svg:y="10.168cm">
          <draw:text-box>
            <text:p text:style-name="P3"><text:span text:style-name="T6">Ventilación</text:span><text:span text:style-name="T6"><text:line-break/></text:span><text:span text:style-name="T6"> <text:s text:c="6"/>1</text:span></text:p>
          </draw:text-box>
        </draw:frame>
        <draw:frame draw:style-name="gr3" draw:text-style-name="P11" draw:layer="layout" svg:width="2.238cm" svg:height="0.645cm" svg:x="11.371cm" svg:y="5.5cm">
          <draw:text-box>
            <text:p text:style-name="P3"><text:span text:style-name="T8">Túneles 23</text:span></text:p>
          </draw:text-box>
        </draw:frame>
        <draw:frame draw:style-name="gr3" draw:text-style-name="P14" draw:layer="layout" svg:width="2.242cm" svg:height="0.645cm" svg:x="4.39cm" svg:y="5.5cm">
          <draw:text-box>
            <text:p text:style-name="P10"><text:span text:style-name="T8">Túneles 21</text:span></text:p>
          </draw:text-box>
        </draw:frame>
        <draw:frame draw:style-name="gr3" draw:text-style-name="P11" draw:layer="layout" svg:width="2.238cm" svg:height="0.645cm" svg:x="15cm" svg:y="14cm">
          <draw:text-box>
            <text:p text:style-name="P3"><text:span text:style-name="T8">Túneles 36</text:span></text:p>
          </draw:text-box>
        </draw:frame>
        <draw:frame draw:style-name="gr3" draw:text-style-name="P8" draw:layer="layout" svg:width="2.568cm" svg:height="0.662cm" svg:x="18.511cm" svg:y="10.296cm">
          <draw:text-box>
            <text:p text:style-name="P3"><text:span text:style-name="T6">Hueco techo</text:span></text:p>
          </draw:text-box>
        </draw:frame>
        <draw:frame draw:style-name="gr22" draw:text-style-name="P14" draw:layer="layout" svg:width="2.335cm" svg:height="1.433cm" svg:x="4.39cm" svg:y="13.565cm">
          <draw:text-box>
            <text:p text:style-name="P10"><text:span text:style-name="T8">Túneles 28</text:span></text:p>
            <text:p text:style-name="P10"><text:span text:style-name="T8">Ascensor</text:span></text:p>
            <text:p text:style-name="P10"><text:span text:style-name="T8">emergencia</text:span></text:p>
          </draw:text-box>
        </draw:frame>
        <draw:frame draw:style-name="gr19" draw:text-style-name="P11" draw:layer="layout" svg:width="2.238cm" svg:height="0.645cm" svg:x="11.262cm" svg:y="15cm">
          <draw:text-box>
            <text:p text:style-name="P3"><text:span text:style-name="T8">Túneles 30</text:span></text:p>
          </draw:text-box>
        </draw:frame>
        <draw:custom-shape draw:style-name="gr7" draw:text-style-name="P10" draw:layer="layout" svg:width="4cm" svg:height="4cm" svg:x="7.125cm" svg:y="8cm">
          <text:p text:style-name="P10">Veta<text:line-break/>minera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5cm" svg:height="0.462cm" svg:x="8.762cm" svg:y="14.337cm">
          <text:p text:style-name="P3"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0.028cm" svg:y1="13.995cm" svg:x2="15cm" svg:y2="14cm" draw:start-shape="id32" draw:end-shape="id37" svg:d="m10028 13995h2486v5h248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7-01T16:24:59</meta:creation-date>
    <dc:creator>Ricardo López</dc:creator>
    <dc:date>2008-08-04T13:22:10</dc:date>
    <meta:editing-cycles>70</meta:editing-cycles>
    <meta:editing-duration>PT14H22M22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28"/>
  </office:meta>
</office:document-meta>
</file>